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fc2f" officeooo:paragraph-rsid="0003fc2f"/>
    </style:style>
    <style:style style:name="P2" style:family="paragraph" style:parent-style-name="Standard">
      <style:text-properties officeooo:rsid="00049fe5" officeooo:paragraph-rsid="00049fe5"/>
    </style:style>
    <style:style style:name="T1" style:family="text">
      <style:text-properties officeooo:rsid="00049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7. ¿Qué se entiende por modelo de registros ortogonal? Dé un ejemplo</text:p>
      <text:p text:style-name="Standard"/>
      <text:p text:style-name="Standard"/>
      <text:p text:style-name="Standard"/>
      <text:p text:style-name="Standard">17. ¿Qué es el systick? ¿Por qué puede afirmarse que su implementación favorece la</text:p>
      <text:p text:style-name="Standard">portabilidad de los sistemas operativos embebidos?</text:p>
      <text:p text:style-name="Standard"/>
      <text:p text:style-name="P2">Los procesadores Cortex-M poseen un timer integrado llamado SysTick (System Tick) que genera una excepcion en intervalos regulares de tiempo.</text:p>
      <text:p text:style-name="P2"/>
      <text:p text:style-name="P2">En el contexto de un sistema operativo, se utiliza al Systick Timer para el manejo de tareas y cambio de contexto. Fuera de los sistemas operativos, se utiliza a este componente para implementar interrupciones, generar delays o medir tiempos.</text:p>
      <text:p text:style-name="Standard"/>
      <text:p text:style-name="P1">El temporizador <text:span text:style-name="T1">S</text:span>ys<text:span text:style-name="T1">T</text:span>ick favorece la portabilidad de los sistemas operativos <text:span text:style-name="T1">ya que es una característica que todos los procesadores Cortex-M poseen. Esto hace que esa porción del código del sistema operativo, pueda funcionar en todos los procesadores de la arquitectura sin modificacio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9:57:52.020118420</meta:creation-date>
    <dc:date>2022-03-29T22:58:10.322304944</dc:date>
    <meta:editing-duration>PT9M48S</meta:editing-duration>
    <meta:editing-cycles>1</meta:editing-cycles>
    <meta:document-statistic meta:table-count="0" meta:image-count="0" meta:object-count="0" meta:page-count="1" meta:paragraph-count="6" meta:word-count="133" meta:character-count="872" meta:non-whitespace-character-count="745"/>
    <meta:generator>LibreOffice/6.4.7.2$Linux_X86_64 LibreOffice_project/40$Build-2</meta:generator>
  </office:meta>
</office:document-meta>
</file>